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17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7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17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11"/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17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Multiple Types</text:p>
          </table:table-cell>
          <table:table-cell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10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Lasso and Ridge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/>
          <table:table-cell table:style-name="ce14"/>
          <table:table-cell table:style-name="ce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07:51:01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09T23:45:59.568000000</dc:date>
    <meta:editing-duration>PT15H1M23S</meta:editing-duration>
    <meta:editing-cycles>8</meta:editing-cycles>
    <meta:document-statistic meta:table-count="1" meta:cell-count="61" meta:object-count="0"/>
  </office:meta>
</office:document-meta>
</file>